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oal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nder single rain drop</text:p>
              </text:list-item>
            </text:list>
            <text:list text:style-name="L3">
              <text:list-item>
                <text:p>Treating rain drop as a square, using two triangles to render the shape.</text:p>
              </text:list-item>
              <text:list-item>
                <text:p>Using alpha blending to blend the rain drop texture with the backgroun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tion of the rain drop</text:p>
              </text:list-item>
              <text:list-item>
                <text:p>Stretched shape</text:p>
              </text:list-item>
              <text:list-item>
                <text:p>Trailing effect</text:p>
              </text:list-item>
              <text:list-item>
                <text:p>Colli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mo lin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fere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8T21:39:19.634224132</meta:creation-date>
    <dc:date>2016-08-08T23:02:13.600354633</dc:date>
    <meta:editing-duration>PT4M43S</meta:editing-duration>
    <meta:editing-cycles>1</meta:editing-cycles>
    <meta:document-statistic meta:object-count="45"/>
    <meta:generator>LibreOffice/4.2.8.2$Linux_X86_64 LibreOffice_project/420m0$Build-2</meta:generator>
  </office:meta>
</office:document-meta>
</file>